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37"/>
    <style:style style:name="ce6" style:family="table-cell" style:parent-style-name="Default" style:data-style-name="N36"/>
    <style:style style:name="ce7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77283333333333cm"/>
    </style:style>
    <style:style style:name="co5" style:family="table-column">
      <style:table-column-properties fo:break-before="auto" style:column-width="3.25966666666667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73566666666667cm" style:use-optimal-column-width="true"/>
    </style:style>
    <style:style style:name="co10" style:family="table-column">
      <style:table-column-properties fo:break-before="auto" style:column-width="3.1115cm"/>
    </style:style>
    <style:style style:name="co11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3">
            <text:p>Data<text:s/>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9H12M0S" table:style-name="ce7">
            <text:p>09:12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9H36M0S" table:style-name="ce7">
            <text:p>09:36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6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0H3M0S" table:style-name="ce7">
            <text:p>10:03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7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1H14M0S" table:style-name="ce7">
            <text:p>11:14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8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2H21M0S" table:style-name="ce7">
            <text:p>12:21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9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28M0S" table:style-name="ce7">
            <text:p>13:28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10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47M0S" table:style-name="ce7">
            <text:p>14:47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5H9M0S" table:style-name="ce7">
            <text:p>15:09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2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6H25M0S" table:style-name="ce7">
            <text:p>16:2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3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7H33M0S" table:style-name="ce7">
            <text:p>17:33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8H52M0S" table:style-name="ce5">
            <text:p>18:52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5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9H10M0S" table:style-name="ce7">
            <text:p>19:1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16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9H21M0S" table:style-name="ce7">
            <text:p>09:21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7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0H48M0S" table:style-name="ce7">
            <text:p>10:48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1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561469" table:style-name="ce1">
            <text:p>3933561469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9H12M0S" table:style-name="ce7">
            <text:p>09:12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9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9H36M0S" table:style-name="ce5">
            <text:p>09:36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0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0H3M0S" table:style-name="ce7">
            <text:p>10:03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1H14M0S" table:style-name="ce7">
            <text:p>11:14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2H21M0S" table:style-name="ce7">
            <text:p>12:21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3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3H28M0S" table:style-name="ce7">
            <text:p>13:28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24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47M0S" table:style-name="ce7">
            <text:p>14:47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5H9M0S" table:style-name="ce7">
            <text:p>15:09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6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25M0S" table:style-name="ce7">
            <text:p>16:2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2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33M0S" table:style-name="ce7">
            <text:p>17:33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8H52M0S" table:style-name="ce7">
            <text:p>18:52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29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9H10M0S" table:style-name="ce7">
            <text:p>19:1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3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9H21M0S" table:style-name="ce7">
            <text:p>09:21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31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0H48M0S" table:style-name="ce7">
            <text:p>10:48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2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9M0S" table:style-name="ce7">
            <text:p>11:59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3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2H35M0S" table:style-name="ce7">
            <text:p>12:3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4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483078" table:style-name="ce1">
            <text:p>393648307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23333" table:style-name="ce1">
            <text:p>3936723333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6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3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40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1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42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3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45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4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7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48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9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5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5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52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53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5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5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5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57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58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59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6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61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6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63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6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65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66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6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68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6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70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71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632854" table:style-name="ce1">
            <text:p>393963285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72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73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7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75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76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77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78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79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8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81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8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8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771387" table:style-name="ce1">
            <text:p>394077138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8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85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8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8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8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08170" table:style-name="ce1">
            <text:p>3941808170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89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80085" table:style-name="ce1">
            <text:p>3941880085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9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9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9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93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9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95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9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97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9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9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0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101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102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03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04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0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06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10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108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0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1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1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12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1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14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15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16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1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18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1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20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2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2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123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24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12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126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27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2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12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13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3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32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33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3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35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36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13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138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139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4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4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14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4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4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14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46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14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4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49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50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51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52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153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15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15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56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57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58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59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494102" table:style-name="ce1">
            <text:p>3947494102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60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6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162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6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64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6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66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6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68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6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170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7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172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73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174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75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76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7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78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7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8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81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8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8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84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8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86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87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88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89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9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91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9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193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9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19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9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9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9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19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00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201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0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03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04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05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20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07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0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09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1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1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12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1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14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215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216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217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1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21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2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2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2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223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2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25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2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2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2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2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30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31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23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23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3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235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23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3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3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239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24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4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42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43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4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24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4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47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4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49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50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25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5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53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5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5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5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54970" table:style-name="ce1">
            <text:p>395365497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5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5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5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89203" table:style-name="ce1">
            <text:p>3953689203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6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6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6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63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264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65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66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6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6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6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7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7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272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73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74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7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276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77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78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7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280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8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8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283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84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8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86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87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288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8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90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9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92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293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9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29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296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97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298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9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0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01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02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0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0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0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0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07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08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309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10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1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12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13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1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1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16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17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31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19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320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2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322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323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24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2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2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27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28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329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3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331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3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33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34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3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3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37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3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3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4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34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42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4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4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45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346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4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34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49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5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51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9564653" table:style-name="ce1">
            <text:p>3979564653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352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5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5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355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5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57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358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359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6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6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62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63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364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65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66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67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36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69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7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37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72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7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74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37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76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377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7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7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80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81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8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83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8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85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8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87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38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8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9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9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9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2H20M0S" table:style-name="ce7">
            <text:p>22:2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93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39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395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96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97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98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99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0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01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402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0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0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614784" table:style-name="ce1">
            <text:p>3983614784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40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365133" table:style-name="ce1">
            <text:p>3984365133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06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07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08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40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1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411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12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41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14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1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16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17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741835" table:style-name="ce1">
            <text:p>398474183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418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19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420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2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2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423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424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42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26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27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28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2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3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3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32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33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34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35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3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3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38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3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4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41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42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4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4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45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2H20M0S" table:style-name="ce7">
            <text:p>22:2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4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447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23H10M0S" table:style-name="ce7">
            <text:p>23:1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448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23H35M0S" table:style-name="ce7">
            <text:p>23:3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4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450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5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144819" table:style-name="ce1">
            <text:p>398814481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52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5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454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524046" table:style-name="ce1">
            <text:p>398852404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55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56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45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58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5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60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461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6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63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6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65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6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6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6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69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4566529" table:style-name="ce1">
            <text:p>3994566529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7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7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7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73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74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75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76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7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78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79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48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8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82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8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8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85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86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487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8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48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90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9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92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9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94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49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9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9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9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9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50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9613805" table:style-name="ce1">
            <text:p>3999613805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2H20M0S" table:style-name="ce7">
            <text:p>22:2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501];0.1)" table:style-name="ce1">
            <text:p>0,5</text:p>
          </table:table-cell>
          <table:table-cell table:number-columns-repeated="16378"/>
        </table:table-row>
        <table:table-row table:number-rows-repeated="3"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number-rows-repeated="1048072" table:style-name="ro1">
          <table:table-cell table:number-columns-repeated="16384"/>
        </table:table-row>
      </table:table>
      <table:table table:name="ContrattoTelefonico" table:style-name="ta1"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4" table:style-name="ce1">
            <text:p>2354</text:p>
          </table:table-cell>
          <table:table-cell table:number-columns-repeated="16380" table:style-name="ce1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19" table:style-name="ce1">
            <text:p>2019</text:p>
          </table:table-cell>
          <table:table-cell table:number-columns-repeated="16380" table:style-name="ce1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3</text:p>
          </table:table-cell>
          <table:table-cell table:number-columns-repeated="16379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40</text:p>
          </table:table-cell>
          <table:table-cell table:number-columns-repeated="16379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3</text:p>
          </table:table-cell>
          <table:table-cell table:number-columns-repeated="16379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79</text:p>
          </table:table-cell>
          <table:table-cell table:number-columns-repeated="16379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13" table:style-name="ce1">
            <text:p>201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07</text:p>
          </table:table-cell>
          <table:table-cell table:number-columns-repeated="16379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5</text:p>
          </table:table-cell>
          <table:table-cell table:number-columns-repeated="16379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0</text:p>
          </table:table-cell>
          <table:table-cell table:number-columns-repeated="16379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5</text:p>
          </table:table-cell>
          <table:table-cell table:number-columns-repeated="16379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4</text:p>
          </table:table-cell>
          <table:table-cell table:number-columns-repeated="16379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59" table:style-name="ce1">
            <text:p>11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9</text:p>
          </table:table-cell>
          <table:table-cell table:number-columns-repeated="16379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2</text:p>
          </table:table-cell>
          <table:table-cell table:number-columns-repeated="16379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9</text:p>
          </table:table-cell>
          <table:table-cell table:number-columns-repeated="16379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811" table:style-name="ce1">
            <text:p>8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98</text:p>
          </table:table-cell>
          <table:table-cell table:number-columns-repeated="16379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3</text:p>
          </table:table-cell>
          <table:table-cell table:number-columns-repeated="16379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62</text:p>
          </table:table-cell>
          <table:table-cell table:number-columns-repeated="16379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3</text:p>
          </table:table-cell>
          <table:table-cell table:number-columns-repeated="16379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8</text:p>
          </table:table-cell>
          <table:table-cell table:number-columns-repeated="16379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38" table:style-name="ce1">
            <text:p>838</text:p>
          </table:table-cell>
          <table:table-cell table:number-columns-repeated="16380" table:style-name="ce1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5</text:p>
          </table:table-cell>
          <table:table-cell table:number-columns-repeated="16379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4</text:p>
          </table:table-cell>
          <table:table-cell table:number-columns-repeated="16379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2</text:p>
          </table:table-cell>
          <table:table-cell table:number-columns-repeated="16379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50" table:style-name="ce1">
            <text:p>5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1</text:p>
          </table:table-cell>
          <table:table-cell table:number-columns-repeated="16379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44</text:p>
          </table:table-cell>
          <table:table-cell table:number-columns-repeated="16379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83</text:p>
          </table:table-cell>
          <table:table-cell table:number-columns-repeated="16379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7</text:p>
          </table:table-cell>
          <table:table-cell table:number-columns-repeated="16379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61</text:p>
          </table:table-cell>
          <table:table-cell table:number-columns-repeated="16379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1" table:style-name="ce1">
            <text:p>65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93</text:p>
          </table:table-cell>
          <table:table-cell table:number-columns-repeated="16379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40</text:p>
          </table:table-cell>
          <table:table-cell table:number-columns-repeated="16379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51</text:p>
          </table:table-cell>
          <table:table-cell table:number-columns-repeated="16379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6</text:p>
          </table:table-cell>
          <table:table-cell table:number-columns-repeated="16379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87" table:style-name="ce1">
            <text:p>23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6</text:p>
          </table:table-cell>
          <table:table-cell table:number-columns-repeated="16379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0</text:p>
          </table:table-cell>
          <table:table-cell table:number-columns-repeated="16379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5</text:p>
          </table:table-cell>
          <table:table-cell table:number-columns-repeated="16379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7</text:p>
          </table:table-cell>
          <table:table-cell table:number-columns-repeated="16379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9</text:p>
          </table:table-cell>
          <table:table-cell table:number-columns-repeated="16379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09" table:style-name="ce1">
            <text:p>709</text:p>
          </table:table-cell>
          <table:table-cell table:number-columns-repeated="16380" table:style-name="ce1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33" table:style-name="ce1">
            <text:p>73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3</text:p>
          </table:table-cell>
          <table:table-cell table:number-columns-repeated="16379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98</text:p>
          </table:table-cell>
          <table:table-cell table:number-columns-repeated="16379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92</text:p>
          </table:table-cell>
          <table:table-cell table:number-columns-repeated="16379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8</text:p>
          </table:table-cell>
          <table:table-cell table:number-columns-repeated="16379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143" table:style-name="ce1">
            <text:p>2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2</text:p>
          </table:table-cell>
          <table:table-cell table:number-columns-repeated="16379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7</text:p>
          </table:table-cell>
          <table:table-cell table:number-columns-repeated="16379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712" table:style-name="ce1">
            <text:p>1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8</text:p>
          </table:table-cell>
          <table:table-cell table:number-columns-repeated="16379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6</text:p>
          </table:table-cell>
          <table:table-cell table:number-columns-repeated="16379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465" table:style-name="ce1">
            <text:p>1465</text:p>
          </table:table-cell>
          <table:table-cell table:number-columns-repeated="16380" table:style-name="ce1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7" table:style-name="ce1">
            <text:p>63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56</text:p>
          </table:table-cell>
          <table:table-cell table:number-columns-repeated="16379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1</text:p>
          </table:table-cell>
          <table:table-cell table:number-columns-repeated="16379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2</text:p>
          </table:table-cell>
          <table:table-cell table:number-columns-repeated="16379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9</text:p>
          </table:table-cell>
          <table:table-cell table:number-columns-repeated="16379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50" table:style-name="ce1">
            <text:p>1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406" table:style-name="ce1">
            <text:p>140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53" table:style-name="ce1">
            <text:p>19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4</text:p>
          </table:table-cell>
          <table:table-cell table:number-columns-repeated="16379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59</text:p>
          </table:table-cell>
          <table:table-cell table:number-columns-repeated="16379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7</text:p>
          </table:table-cell>
          <table:table-cell table:number-columns-repeated="16379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65" table:style-name="ce1">
            <text:p>11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002" table:style-name="ce1">
            <text:p>200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5</text:p>
          </table:table-cell>
          <table:table-cell table:number-columns-repeated="16379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09</text:p>
          </table:table-cell>
          <table:table-cell table:number-columns-repeated="16379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1</text:p>
          </table:table-cell>
          <table:table-cell table:number-columns-repeated="16379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2</text:p>
          </table:table-cell>
          <table:table-cell table:number-columns-repeated="16379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0</text:p>
          </table:table-cell>
          <table:table-cell table:number-columns-repeated="16379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898" table:style-name="ce1">
            <text:p>8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29" table:style-name="ce1">
            <text:p>72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96</text:p>
          </table:table-cell>
          <table:table-cell table:number-columns-repeated="16379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5</text:p>
          </table:table-cell>
          <table:table-cell table:number-columns-repeated="16379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5</text:p>
          </table:table-cell>
          <table:table-cell table:number-columns-repeated="16379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029" table:style-name="ce1">
            <text:p>102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7</text:p>
          </table:table-cell>
          <table:table-cell table:number-columns-repeated="16379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30</text:p>
          </table:table-cell>
          <table:table-cell table:number-columns-repeated="16379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8</text:p>
          </table:table-cell>
          <table:table-cell table:number-columns-repeated="16379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2</text:p>
          </table:table-cell>
          <table:table-cell table:number-columns-repeated="16379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5</text:p>
          </table:table-cell>
          <table:table-cell table:number-columns-repeated="16379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43" table:style-name="ce1">
            <text:p>643</text:p>
          </table:table-cell>
          <table:table-cell table:number-columns-repeated="16380" table:style-name="ce1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11" table:style-name="ce1">
            <text:p>7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25" table:style-name="ce1">
            <text:p>7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7</text:p>
          </table:table-cell>
          <table:table-cell table:number-columns-repeated="16379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0</text:p>
          </table:table-cell>
          <table:table-cell table:number-columns-repeated="16379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705" table:style-name="ce1">
            <text:p>705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74" table:style-name="ce1">
            <text:p>6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28</text:p>
          </table:table-cell>
          <table:table-cell table:number-columns-repeated="16379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69</text:p>
          </table:table-cell>
          <table:table-cell table:number-columns-repeated="16379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0</text:p>
          </table:table-cell>
          <table:table-cell table:number-columns-repeated="16379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08</text:p>
          </table:table-cell>
          <table:table-cell table:number-columns-repeated="16379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228" table:style-name="ce1">
            <text:p>2228</text:p>
          </table:table-cell>
          <table:table-cell table:number-columns-repeated="16380" table:style-name="ce1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96" table:style-name="ce1">
            <text:p>20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196" table:style-name="ce1">
            <text:p>1196</text:p>
          </table:table-cell>
          <table:table-cell table:number-columns-repeated="16380" table:style-name="ce1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2</text:p>
          </table:table-cell>
          <table:table-cell table:number-columns-repeated="16379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50</text:p>
          </table:table-cell>
          <table:table-cell table:number-columns-repeated="16379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4</text:p>
          </table:table-cell>
          <table:table-cell table:number-columns-repeated="16379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315" table:style-name="ce1">
            <text:p>131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7</text:p>
          </table:table-cell>
          <table:table-cell table:number-columns-repeated="16379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9</text:p>
          </table:table-cell>
          <table:table-cell table:number-columns-repeated="16379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6</text:p>
          </table:table-cell>
          <table:table-cell table:number-columns-repeated="16379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6</text:p>
          </table:table-cell>
          <table:table-cell table:number-columns-repeated="16379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322" table:style-name="ce1">
            <text:p>23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48</text:p>
          </table:table-cell>
          <table:table-cell table:number-columns-repeated="16379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9</text:p>
          </table:table-cell>
          <table:table-cell table:number-columns-repeated="16379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05" table:style-name="ce1">
            <text:p>1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20</text:p>
          </table:table-cell>
          <table:table-cell table:number-columns-repeated="16379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08</text:p>
          </table:table-cell>
          <table:table-cell table:number-columns-repeated="16379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9</text:p>
          </table:table-cell>
          <table:table-cell table:number-columns-repeated="16379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55" table:style-name="ce1">
            <text:p>13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6</text:p>
          </table:table-cell>
          <table:table-cell table:number-columns-repeated="16379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91</text:p>
          </table:table-cell>
          <table:table-cell table:number-columns-repeated="16379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9</text:p>
          </table:table-cell>
          <table:table-cell table:number-columns-repeated="16379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52</text:p>
          </table:table-cell>
          <table:table-cell table:number-columns-repeated="16379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9</text:p>
          </table:table-cell>
          <table:table-cell table:number-columns-repeated="16379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2</text:p>
          </table:table-cell>
          <table:table-cell table:number-columns-repeated="16379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12" table:style-name="ce1">
            <text:p>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26" table:style-name="ce1">
            <text:p>72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97</text:p>
          </table:table-cell>
          <table:table-cell table:number-columns-repeated="16379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45</text:p>
          </table:table-cell>
          <table:table-cell table:number-columns-repeated="16379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94</text:p>
          </table:table-cell>
          <table:table-cell table:number-columns-repeated="16379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25" table:style-name="ce1">
            <text:p>6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15" table:style-name="ce1">
            <text:p>7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96" table:style-name="ce1">
            <text:p>13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3</text:p>
          </table:table-cell>
          <table:table-cell table:number-columns-repeated="16379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94</text:p>
          </table:table-cell>
          <table:table-cell table:number-columns-repeated="16379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91</text:p>
          </table:table-cell>
          <table:table-cell table:number-columns-repeated="16379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9</text:p>
          </table:table-cell>
          <table:table-cell table:number-columns-repeated="16379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553" table:style-name="ce1">
            <text:p>553</text:p>
          </table:table-cell>
          <table:table-cell table:number-columns-repeated="16380" table:style-name="ce1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09" table:style-name="ce1">
            <text:p>2109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90</text:p>
          </table:table-cell>
          <table:table-cell table:number-columns-repeated="16379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8</text:p>
          </table:table-cell>
          <table:table-cell table:number-columns-repeated="16379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6</text:p>
          </table:table-cell>
          <table:table-cell table:number-columns-repeated="16379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039" table:style-name="ce1">
            <text:p>2039</text:p>
          </table:table-cell>
          <table:table-cell table:number-columns-repeated="16380" table:style-name="ce1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77" table:style-name="ce1">
            <text:p>227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11</text:p>
          </table:table-cell>
          <table:table-cell table:number-columns-repeated="16379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0</text:p>
          </table:table-cell>
          <table:table-cell table:number-columns-repeated="16379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6</text:p>
          </table:table-cell>
          <table:table-cell table:number-columns-repeated="16379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81</text:p>
          </table:table-cell>
          <table:table-cell table:number-columns-repeated="16379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56" table:style-name="ce1">
            <text:p>21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627" table:style-name="ce1">
            <text:p>16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55</text:p>
          </table:table-cell>
          <table:table-cell table:number-columns-repeated="16379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9</text:p>
          </table:table-cell>
          <table:table-cell table:number-columns-repeated="16379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7</text:p>
          </table:table-cell>
          <table:table-cell table:number-columns-repeated="16379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066" table:style-name="ce1">
            <text:p>1066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85" table:style-name="ce1">
            <text:p>1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3</text:p>
          </table:table-cell>
          <table:table-cell table:number-columns-repeated="16379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3</text:p>
          </table:table-cell>
          <table:table-cell table:number-columns-repeated="16379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59</text:p>
          </table:table-cell>
          <table:table-cell table:number-columns-repeated="16379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87" table:style-name="ce1">
            <text:p>198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13" table:style-name="ce1">
            <text:p>1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80</text:p>
          </table:table-cell>
          <table:table-cell table:number-columns-repeated="16379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7</text:p>
          </table:table-cell>
          <table:table-cell table:number-columns-repeated="16379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7</text:p>
          </table:table-cell>
          <table:table-cell table:number-columns-repeated="16379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952" table:style-name="ce1">
            <text:p>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543" table:style-name="ce1">
            <text:p>5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9</text:p>
          </table:table-cell>
          <table:table-cell table:number-columns-repeated="16379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8</text:p>
          </table:table-cell>
          <table:table-cell table:number-columns-repeated="16379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8</text:p>
          </table:table-cell>
          <table:table-cell table:number-columns-repeated="16379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9</text:p>
          </table:table-cell>
          <table:table-cell table:number-columns-repeated="16379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69" table:style-name="ce1">
            <text:p>13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90" table:style-name="ce1">
            <text:p>5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31</text:p>
          </table:table-cell>
          <table:table-cell table:number-columns-repeated="16379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1</text:p>
          </table:table-cell>
          <table:table-cell table:number-columns-repeated="16379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5</text:p>
          </table:table-cell>
          <table:table-cell table:number-columns-repeated="16379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83" table:style-name="ce1">
            <text:p>1483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57" table:style-name="ce1">
            <text:p>2157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4</text:p>
          </table:table-cell>
          <table:table-cell table:number-columns-repeated="16379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50</text:p>
          </table:table-cell>
          <table:table-cell table:number-columns-repeated="16379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4</text:p>
          </table:table-cell>
          <table:table-cell table:number-columns-repeated="16379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59</text:p>
          </table:table-cell>
          <table:table-cell table:number-columns-repeated="16379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84" table:style-name="ce1">
            <text:p>1384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587" table:style-name="ce1">
            <text:p>5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2</text:p>
          </table:table-cell>
          <table:table-cell table:number-columns-repeated="16379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70</text:p>
          </table:table-cell>
          <table:table-cell table:number-columns-repeated="16379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75</text:p>
          </table:table-cell>
          <table:table-cell table:number-columns-repeated="16379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8</text:p>
          </table:table-cell>
          <table:table-cell table:number-columns-repeated="16379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12" table:style-name="ce1">
            <text:p>8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50" table:style-name="ce1">
            <text:p>6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5</text:p>
          </table:table-cell>
          <table:table-cell table:number-columns-repeated="16379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61</text:p>
          </table:table-cell>
          <table:table-cell table:number-columns-repeated="16379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78</text:p>
          </table:table-cell>
          <table:table-cell table:number-columns-repeated="16379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18</text:p>
          </table:table-cell>
          <table:table-cell table:number-columns-repeated="16379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2</text:p>
          </table:table-cell>
          <table:table-cell table:number-columns-repeated="16379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4" table:style-name="ce1">
            <text:p>6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124" table:style-name="ce1">
            <text:p>2124</text:p>
          </table:table-cell>
          <table:table-cell table:number-columns-repeated="16380" table:style-name="ce1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0</text:p>
          </table:table-cell>
          <table:table-cell table:number-columns-repeated="16379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60</text:p>
          </table:table-cell>
          <table:table-cell table:number-columns-repeated="16379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4</text:p>
          </table:table-cell>
          <table:table-cell table:number-columns-repeated="16379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7</text:p>
          </table:table-cell>
          <table:table-cell table:number-columns-repeated="16379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8" table:style-name="ce1">
            <text:p>21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25" table:style-name="ce1">
            <text:p>2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0</text:p>
          </table:table-cell>
          <table:table-cell table:number-columns-repeated="16379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33</text:p>
          </table:table-cell>
          <table:table-cell table:number-columns-repeated="16379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5</text:p>
          </table:table-cell>
          <table:table-cell table:number-columns-repeated="16379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67" table:style-name="ce1">
            <text:p>56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27" table:style-name="ce1">
            <text:p>5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68</text:p>
          </table:table-cell>
          <table:table-cell table:number-columns-repeated="16379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63" table:style-name="ce1">
            <text:p>663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111" table:style-name="ce1">
            <text:p>21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154" table:style-name="ce1">
            <text:p>21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2</text:p>
          </table:table-cell>
          <table:table-cell table:number-columns-repeated="16379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213" table:style-name="ce1">
            <text:p>2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63" table:style-name="ce1">
            <text:p>196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14</text:p>
          </table:table-cell>
          <table:table-cell table:number-columns-repeated="16379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360" table:style-name="ce1">
            <text:p>1360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8</text:p>
          </table:table-cell>
          <table:table-cell table:number-columns-repeated="16379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83</text:p>
          </table:table-cell>
          <table:table-cell table:number-columns-repeated="16379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287" table:style-name="ce1">
            <text:p>12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7</text:p>
          </table:table-cell>
          <table:table-cell table:number-columns-repeated="16379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87</text:p>
          </table:table-cell>
          <table:table-cell table:number-columns-repeated="16379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49</text:p>
          </table:table-cell>
          <table:table-cell table:number-columns-repeated="16379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822" table:style-name="ce1">
            <text:p>8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4</text:p>
          </table:table-cell>
          <table:table-cell table:number-columns-repeated="16379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6</text:p>
          </table:table-cell>
          <table:table-cell table:number-columns-repeated="16379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621" table:style-name="ce1">
            <text:p>62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4</text:p>
          </table:table-cell>
          <table:table-cell table:number-columns-repeated="16379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4</text:p>
          </table:table-cell>
          <table:table-cell table:number-columns-repeated="16379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82</text:p>
          </table:table-cell>
          <table:table-cell table:number-columns-repeated="16379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58" table:style-name="ce1">
            <text:p>2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45</text:p>
          </table:table-cell>
          <table:table-cell table:number-columns-repeated="16379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3</text:p>
          </table:table-cell>
          <table:table-cell table:number-columns-repeated="16379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76</text:p>
          </table:table-cell>
          <table:table-cell table:number-columns-repeated="16379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6" table:style-name="ce1">
            <text:p>1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60</text:p>
          </table:table-cell>
          <table:table-cell table:number-columns-repeated="16379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9</text:p>
          </table:table-cell>
          <table:table-cell table:number-columns-repeated="16379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3</text:p>
          </table:table-cell>
          <table:table-cell table:number-columns-repeated="16379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81</text:p>
          </table:table-cell>
          <table:table-cell table:number-columns-repeated="16379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57</text:p>
          </table:table-cell>
          <table:table-cell table:number-columns-repeated="16379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70</text:p>
          </table:table-cell>
          <table:table-cell table:number-columns-repeated="16379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5</text:p>
          </table:table-cell>
          <table:table-cell table:number-columns-repeated="16379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5</text:p>
          </table:table-cell>
          <table:table-cell table:number-columns-repeated="16379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69</text:p>
          </table:table-cell>
          <table:table-cell table:number-columns-repeated="16379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879" table:style-name="ce1">
            <text:p>18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1</text:p>
          </table:table-cell>
          <table:table-cell table:number-columns-repeated="16379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0</text:p>
          </table:table-cell>
          <table:table-cell table:number-columns-repeated="16379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9</text:p>
          </table:table-cell>
          <table:table-cell table:number-columns-repeated="16379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90" table:style-name="ce1">
            <text:p>8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15</text:p>
          </table:table-cell>
          <table:table-cell table:number-columns-repeated="16379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5</text:p>
          </table:table-cell>
          <table:table-cell table:number-columns-repeated="16379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36</text:p>
          </table:table-cell>
          <table:table-cell table:number-columns-repeated="16379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149" table:style-name="ce1">
            <text:p>2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0</text:p>
          </table:table-cell>
          <table:table-cell table:number-columns-repeated="16379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08" table:style-name="ce1">
            <text:p>2308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27</text:p>
          </table:table-cell>
          <table:table-cell table:number-columns-repeated="16379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50</text:p>
          </table:table-cell>
          <table:table-cell table:number-columns-repeated="16379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0</text:p>
          </table:table-cell>
          <table:table-cell table:number-columns-repeated="16379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951" table:style-name="ce1">
            <text:p>19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680" table:style-name="ce1">
            <text:p>68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85" table:style-name="ce1">
            <text:p>11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30" table:style-name="ce1">
            <text:p>133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8</text:p>
          </table:table-cell>
          <table:table-cell table:number-columns-repeated="16379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945" table:style-name="ce1">
            <text:p>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0</text:p>
          </table:table-cell>
          <table:table-cell table:number-columns-repeated="16379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922" table:style-name="ce1">
            <text:p>192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741" table:style-name="ce1">
            <text:p>7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2</text:p>
          </table:table-cell>
          <table:table-cell table:number-columns-repeated="16379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20</text:p>
          </table:table-cell>
          <table:table-cell table:number-columns-repeated="16379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0</text:p>
          </table:table-cell>
          <table:table-cell table:number-columns-repeated="16379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845" table:style-name="ce1">
            <text:p>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245" table:style-name="ce1">
            <text:p>22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3</text:p>
          </table:table-cell>
          <table:table-cell table:number-columns-repeated="16379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07" table:style-name="ce1">
            <text:p>6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41" table:style-name="ce1">
            <text:p>19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68</text:p>
          </table:table-cell>
          <table:table-cell table:number-columns-repeated="16379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5</text:p>
          </table:table-cell>
          <table:table-cell table:number-columns-repeated="16379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499" table:style-name="ce1">
            <text:p>4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7</text:p>
          </table:table-cell>
          <table:table-cell table:number-columns-repeated="16379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731" table:style-name="ce1">
            <text:p>73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34" table:style-name="ce1">
            <text:p>21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389" table:style-name="ce1">
            <text:p>13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520" table:style-name="ce1">
            <text:p>520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1</text:p>
          </table:table-cell>
          <table:table-cell table:number-columns-repeated="16379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7</text:p>
          </table:table-cell>
          <table:table-cell table:number-columns-repeated="16379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64" table:style-name="ce1">
            <text:p>7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573" table:style-name="ce1">
            <text:p>5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8</text:p>
          </table:table-cell>
          <table:table-cell table:number-columns-repeated="16379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4</text:p>
          </table:table-cell>
          <table:table-cell table:number-columns-repeated="16379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256" table:style-name="ce1">
            <text:p>2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338" table:style-name="ce1">
            <text:p>1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122" table:style-name="ce1">
            <text:p>21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943" table:style-name="ce1">
            <text:p>1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8</text:p>
          </table:table-cell>
          <table:table-cell table:number-columns-repeated="16379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20</text:p>
          </table:table-cell>
          <table:table-cell table:number-columns-repeated="16379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578" table:style-name="ce1">
            <text:p>57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08" table:style-name="ce1">
            <text:p>80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7</text:p>
          </table:table-cell>
          <table:table-cell table:number-columns-repeated="16379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6</text:p>
          </table:table-cell>
          <table:table-cell table:number-columns-repeated="16379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16" table:style-name="ce1">
            <text:p>616</text:p>
          </table:table-cell>
          <table:table-cell table:number-columns-repeated="16380" table:style-name="ce1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05" table:style-name="ce1">
            <text:p>21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00</text:p>
          </table:table-cell>
          <table:table-cell table:number-columns-repeated="16379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92</text:p>
          </table:table-cell>
          <table:table-cell table:number-columns-repeated="16379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97</text:p>
          </table:table-cell>
          <table:table-cell table:number-columns-repeated="16379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6</text:p>
          </table:table-cell>
          <table:table-cell table:number-columns-repeated="16379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0</text:p>
          </table:table-cell>
          <table:table-cell table:number-columns-repeated="16379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0</text:p>
          </table:table-cell>
          <table:table-cell table:number-columns-repeated="16379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6</text:p>
          </table:table-cell>
          <table:table-cell table:number-columns-repeated="16379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18</text:p>
          </table:table-cell>
          <table:table-cell table:number-columns-repeated="16379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84</text:p>
          </table:table-cell>
          <table:table-cell table:number-columns-repeated="16379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4</text:p>
          </table:table-cell>
          <table:table-cell table:number-columns-repeated="16379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86" table:style-name="ce1">
            <text:p>208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69</text:p>
          </table:table-cell>
          <table:table-cell table:number-columns-repeated="16379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4</text:p>
          </table:table-cell>
          <table:table-cell table:number-columns-repeated="16379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20</text:p>
          </table:table-cell>
          <table:table-cell table:number-columns-repeated="16379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50</text:p>
          </table:table-cell>
          <table:table-cell table:number-columns-repeated="16379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1</text:p>
          </table:table-cell>
          <table:table-cell table:number-columns-repeated="16379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078" table:style-name="ce1">
            <text:p>10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59</text:p>
          </table:table-cell>
          <table:table-cell table:number-columns-repeated="16379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60</text:p>
          </table:table-cell>
          <table:table-cell table:number-columns-repeated="16379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38</text:p>
          </table:table-cell>
          <table:table-cell table:number-columns-repeated="16379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7</text:p>
          </table:table-cell>
          <table:table-cell table:number-columns-repeated="16379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48</text:p>
          </table:table-cell>
          <table:table-cell table:number-columns-repeated="16379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3</text:p>
          </table:table-cell>
          <table:table-cell table:number-columns-repeated="16379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2</text:p>
          </table:table-cell>
          <table:table-cell table:number-columns-repeated="16379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036" table:style-name="ce1">
            <text:p>20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9</text:p>
          </table:table-cell>
          <table:table-cell table:number-columns-repeated="16379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5</text:p>
          </table:table-cell>
          <table:table-cell table:number-columns-repeated="16379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62</text:p>
          </table:table-cell>
          <table:table-cell table:number-columns-repeated="16379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3</text:p>
          </table:table-cell>
          <table:table-cell table:number-columns-repeated="16379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96</text:p>
          </table:table-cell>
          <table:table-cell table:number-columns-repeated="16379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169" table:style-name="ce1">
            <text:p>21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6</text:p>
          </table:table-cell>
          <table:table-cell table:number-columns-repeated="16379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939" table:style-name="ce1">
            <text:p>9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314" table:style-name="ce1">
            <text:p>23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735" table:style-name="ce1">
            <text:p>73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025" table:style-name="ce1">
            <text:p>20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59</text:p>
          </table:table-cell>
          <table:table-cell table:number-columns-repeated="16379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0</text:p>
          </table:table-cell>
          <table:table-cell table:number-columns-repeated="16379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27</text:p>
          </table:table-cell>
          <table:table-cell table:number-columns-repeated="16379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83</text:p>
          </table:table-cell>
          <table:table-cell table:number-columns-repeated="16379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47</text:p>
          </table:table-cell>
          <table:table-cell table:number-columns-repeated="16379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8</text:p>
          </table:table-cell>
          <table:table-cell table:number-columns-repeated="16379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5</text:p>
          </table:table-cell>
          <table:table-cell table:number-columns-repeated="16379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9</text:p>
          </table:table-cell>
          <table:table-cell table:number-columns-repeated="16379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34</text:p>
          </table:table-cell>
          <table:table-cell table:number-columns-repeated="16379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150" table:style-name="ce1">
            <text:p>11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05" table:style-name="ce1">
            <text:p>13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92" table:style-name="ce1">
            <text:p>13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5" table:style-name="ce1">
            <text:p>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089" table:style-name="ce1">
            <text:p>2089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231" table:style-name="ce1">
            <text:p>223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887" table:style-name="ce1">
            <text:p>18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200" table:style-name="ce1">
            <text:p>1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75" table:style-name="ce1">
            <text:p>1375</text:p>
          </table:table-cell>
          <table:table-cell table:number-columns-repeated="16380" table:style-name="ce1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862" table:style-name="ce1">
            <text:p>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581" table:style-name="ce1">
            <text:p>581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44</text:p>
          </table:table-cell>
          <table:table-cell table:number-columns-repeated="16379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057" table:style-name="ce1">
            <text:p>20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97</text:p>
          </table:table-cell>
          <table:table-cell table:number-columns-repeated="16379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010" table:style-name="ce1">
            <text:p>2010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8</text:p>
          </table:table-cell>
          <table:table-cell table:number-columns-repeated="16379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848" table:style-name="ce1">
            <text:p>8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40" table:style-name="ce1">
            <text:p>64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4</text:p>
          </table:table-cell>
          <table:table-cell table:number-columns-repeated="16379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1</text:p>
          </table:table-cell>
          <table:table-cell table:number-columns-repeated="16379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149" table:style-name="ce1">
            <text:p>1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9</text:p>
          </table:table-cell>
          <table:table-cell table:number-columns-repeated="16379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6</text:p>
          </table:table-cell>
          <table:table-cell table:number-columns-repeated="16379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1</text:p>
          </table:table-cell>
          <table:table-cell table:number-columns-repeated="16379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2</text:p>
          </table:table-cell>
          <table:table-cell table:number-columns-repeated="16379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342" table:style-name="ce1">
            <text:p>2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49</text:p>
          </table:table-cell>
          <table:table-cell table:number-columns-repeated="16379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0</text:p>
          </table:table-cell>
          <table:table-cell table:number-columns-repeated="16379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15</text:p>
          </table:table-cell>
          <table:table-cell table:number-columns-repeated="16379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7</text:p>
          </table:table-cell>
          <table:table-cell table:number-columns-repeated="16379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275" table:style-name="ce1">
            <text:p>22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59</text:p>
          </table:table-cell>
          <table:table-cell table:number-columns-repeated="16379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0</text:p>
          </table:table-cell>
          <table:table-cell table:number-columns-repeated="16379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46" table:style-name="ce1">
            <text:p>646</text:p>
          </table:table-cell>
          <table:table-cell table:number-columns-repeated="16380" table:style-name="ce1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9</text:p>
          </table:table-cell>
          <table:table-cell table:number-columns-repeated="16379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8</text:p>
          </table:table-cell>
          <table:table-cell table:number-columns-repeated="16379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2</text:p>
          </table:table-cell>
          <table:table-cell table:number-columns-repeated="16379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94</text:p>
          </table:table-cell>
          <table:table-cell table:number-columns-repeated="16379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5</text:p>
          </table:table-cell>
          <table:table-cell table:number-columns-repeated="16379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89</text:p>
          </table:table-cell>
          <table:table-cell table:number-columns-repeated="16379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8</text:p>
          </table:table-cell>
          <table:table-cell table:number-columns-repeated="16379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33</text:p>
          </table:table-cell>
          <table:table-cell table:number-columns-repeated="16379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0</text:p>
          </table:table-cell>
          <table:table-cell table:number-columns-repeated="16379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6</text:p>
          </table:table-cell>
          <table:table-cell table:number-columns-repeated="16379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1</text:p>
          </table:table-cell>
          <table:table-cell table:number-columns-repeated="16379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4</text:p>
          </table:table-cell>
          <table:table-cell table:number-columns-repeated="16379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72</text:p>
          </table:table-cell>
          <table:table-cell table:number-columns-repeated="16379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89</text:p>
          </table:table-cell>
          <table:table-cell table:number-columns-repeated="16379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58</text:p>
          </table:table-cell>
          <table:table-cell table:number-columns-repeated="16379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7</text:p>
          </table:table-cell>
          <table:table-cell table:number-columns-repeated="16379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6</text:p>
          </table:table-cell>
          <table:table-cell table:number-columns-repeated="16379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8</text:p>
          </table:table-cell>
          <table:table-cell table:number-columns-repeated="16379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4</text:p>
          </table:table-cell>
          <table:table-cell table:number-columns-repeated="16379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2</text:p>
          </table:table-cell>
          <table:table-cell table:number-columns-repeated="16379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5</text:p>
          </table:table-cell>
          <table:table-cell table:number-columns-repeated="16379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9</text:p>
          </table:table-cell>
          <table:table-cell table:number-columns-repeated="16379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2075" table:style-name="ce1">
            <text:p>20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1376" table:style-name="ce1">
            <text:p>13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37" table:style-name="ce1">
            <text:p>8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95" table:style-name="ce1">
            <text:p>695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6</text:p>
          </table:table-cell>
          <table:table-cell table:number-columns-repeated="16379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0</text:p>
          </table:table-cell>
          <table:table-cell table:number-columns-repeated="16379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15" table:style-name="ce1">
            <text:p>61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190" table:style-name="ce1">
            <text:p>11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257" table:style-name="ce1">
            <text:p>1257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435" table:style-name="ce1">
            <text:p>14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072" table:style-name="ce1">
            <text:p>20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00" table:style-name="ce1">
            <text:p>2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0</text:p>
          </table:table-cell>
          <table:table-cell table:number-columns-repeated="16379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41" table:style-name="ce1">
            <text:p>6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6</text:p>
          </table:table-cell>
          <table:table-cell table:number-columns-repeated="16379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177" table:style-name="ce1">
            <text:p>117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0</text:p>
          </table:table-cell>
          <table:table-cell table:number-columns-repeated="16379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14</text:p>
          </table:table-cell>
          <table:table-cell table:number-columns-repeated="16379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2</text:p>
          </table:table-cell>
          <table:table-cell table:number-columns-repeated="16379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7</text:p>
          </table:table-cell>
          <table:table-cell table:number-columns-repeated="16379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72</text:p>
          </table:table-cell>
          <table:table-cell table:number-columns-repeated="16379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11</text:p>
          </table:table-cell>
          <table:table-cell table:number-columns-repeated="16379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2</text:p>
          </table:table-cell>
          <table:table-cell table:number-columns-repeated="16379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03</text:p>
          </table:table-cell>
          <table:table-cell table:number-columns-repeated="16379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75</text:p>
          </table:table-cell>
          <table:table-cell table:number-columns-repeated="16379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7</text:p>
          </table:table-cell>
          <table:table-cell table:number-columns-repeated="16379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4</text:p>
          </table:table-cell>
          <table:table-cell table:number-columns-repeated="16379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9</text:p>
          </table:table-cell>
          <table:table-cell table:number-columns-repeated="16379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89</text:p>
          </table:table-cell>
          <table:table-cell table:number-columns-repeated="16379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1</text:p>
          </table:table-cell>
          <table:table-cell table:number-columns-repeated="16379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26</text:p>
          </table:table-cell>
          <table:table-cell table:number-columns-repeated="16379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8</text:p>
          </table:table-cell>
          <table:table-cell table:number-columns-repeated="16379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080" table:style-name="ce1">
            <text:p>2080</text:p>
          </table:table-cell>
          <table:table-cell table:number-columns-repeated="16380" table:style-name="ce1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35" table:style-name="ce1">
            <text:p>2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3</text:p>
          </table:table-cell>
          <table:table-cell table:number-columns-repeated="16379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6</text:p>
          </table:table-cell>
          <table:table-cell table:number-columns-repeated="16379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39</text:p>
          </table:table-cell>
          <table:table-cell table:number-columns-repeated="16379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8</text:p>
          </table:table-cell>
          <table:table-cell table:number-columns-repeated="16379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07</text:p>
          </table:table-cell>
          <table:table-cell table:number-columns-repeated="16379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60</text:p>
          </table:table-cell>
          <table:table-cell table:number-columns-repeated="16379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3</text:p>
          </table:table-cell>
          <table:table-cell table:number-columns-repeated="16379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1</text:p>
          </table:table-cell>
          <table:table-cell table:number-columns-repeated="16379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4</text:p>
          </table:table-cell>
          <table:table-cell table:number-columns-repeated="16379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8</text:p>
          </table:table-cell>
          <table:table-cell table:number-columns-repeated="16379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6</text:p>
          </table:table-cell>
          <table:table-cell table:number-columns-repeated="16379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52</text:p>
          </table:table-cell>
          <table:table-cell table:number-columns-repeated="16379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5</text:p>
          </table:table-cell>
          <table:table-cell table:number-columns-repeated="16379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310" table:style-name="ce1">
            <text:p>131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965" table:style-name="ce1">
            <text:p>196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92" table:style-name="ce1">
            <text:p>6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298" table:style-name="ce1">
            <text:p>1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141" table:style-name="ce1">
            <text:p>21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7</text:p>
          </table:table-cell>
          <table:table-cell table:number-columns-repeated="16379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9</text:p>
          </table:table-cell>
          <table:table-cell table:number-columns-repeated="16379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2</text:p>
          </table:table-cell>
          <table:table-cell table:number-columns-repeated="16379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892" table:style-name="ce1">
            <text:p>18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701" table:style-name="ce1">
            <text:p>701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82</text:p>
          </table:table-cell>
          <table:table-cell table:number-columns-repeated="16379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440" table:style-name="ce1">
            <text:p>144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3</text:p>
          </table:table-cell>
          <table:table-cell table:number-columns-repeated="16379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42" table:style-name="ce1">
            <text:p>64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3</text:p>
          </table:table-cell>
          <table:table-cell table:number-columns-repeated="16379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86" table:style-name="ce1">
            <text:p>2386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5</text:p>
          </table:table-cell>
          <table:table-cell table:number-columns-repeated="16379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98</text:p>
          </table:table-cell>
          <table:table-cell table:number-columns-repeated="16379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41</text:p>
          </table:table-cell>
          <table:table-cell table:number-columns-repeated="16379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2</text:p>
          </table:table-cell>
          <table:table-cell table:number-columns-repeated="16379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17</text:p>
          </table:table-cell>
          <table:table-cell table:number-columns-repeated="16379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72</text:p>
          </table:table-cell>
          <table:table-cell table:number-columns-repeated="16379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64</text:p>
          </table:table-cell>
          <table:table-cell table:number-columns-repeated="16379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30</text:p>
          </table:table-cell>
          <table:table-cell table:number-columns-repeated="16379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79</text:p>
          </table:table-cell>
          <table:table-cell table:number-columns-repeated="16379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39</text:p>
          </table:table-cell>
          <table:table-cell table:number-columns-repeated="16379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67" table:style-name="ce1">
            <text:p>236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15" table:style-name="ce1">
            <text:p>1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1</text:p>
          </table:table-cell>
          <table:table-cell table:number-columns-repeated="16379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9</text:p>
          </table:table-cell>
          <table:table-cell table:number-columns-repeated="16379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9</text:p>
          </table:table-cell>
          <table:table-cell table:number-columns-repeated="16379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2</text:p>
          </table:table-cell>
          <table:table-cell table:number-columns-repeated="16379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2</text:p>
          </table:table-cell>
          <table:table-cell table:number-columns-repeated="16379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67</text:p>
          </table:table-cell>
          <table:table-cell table:number-columns-repeated="16379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13</text:p>
          </table:table-cell>
          <table:table-cell table:number-columns-repeated="16379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1</text:p>
          </table:table-cell>
          <table:table-cell table:number-columns-repeated="16379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4</text:p>
          </table:table-cell>
          <table:table-cell table:number-columns-repeated="16379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39</text:p>
          </table:table-cell>
          <table:table-cell table:number-columns-repeated="16379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47" table:style-name="ce1">
            <text:p>6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54" table:style-name="ce1">
            <text:p>6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068" table:style-name="ce1">
            <text:p>2068</text:p>
          </table:table-cell>
          <table:table-cell table:number-columns-repeated="16380" table:style-name="ce1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850" table:style-name="ce1">
            <text:p>1850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89" table:style-name="ce1">
            <text:p>8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73" table:style-name="ce1">
            <text:p>67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98</text:p>
          </table:table-cell>
          <table:table-cell table:number-columns-repeated="16379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23" table:style-name="ce1">
            <text:p>823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02</text:p>
          </table:table-cell>
          <table:table-cell table:number-columns-repeated="16379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99" table:style-name="ce1">
            <text:p>6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28</text:p>
          </table:table-cell>
          <table:table-cell table:number-columns-repeated="16379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0</text:p>
          </table:table-cell>
          <table:table-cell table:number-columns-repeated="16379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9</text:p>
          </table:table-cell>
          <table:table-cell table:number-columns-repeated="16379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05</text:p>
          </table:table-cell>
          <table:table-cell table:number-columns-repeated="16379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501" table:style-name="ce1">
            <text:p>5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82</text:p>
          </table:table-cell>
          <table:table-cell table:number-columns-repeated="16379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49</text:p>
          </table:table-cell>
          <table:table-cell table:number-columns-repeated="16379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1</text:p>
          </table:table-cell>
          <table:table-cell table:number-columns-repeated="16379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77</text:p>
          </table:table-cell>
          <table:table-cell table:number-columns-repeated="16379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6</text:p>
          </table:table-cell>
          <table:table-cell table:number-columns-repeated="16379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8</text:p>
          </table:table-cell>
          <table:table-cell table:number-columns-repeated="16379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1</text:p>
          </table:table-cell>
          <table:table-cell table:number-columns-repeated="16379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7</text:p>
          </table:table-cell>
          <table:table-cell table:number-columns-repeated="16379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4</text:p>
          </table:table-cell>
          <table:table-cell table:number-columns-repeated="16379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09</text:p>
          </table:table-cell>
          <table:table-cell table:number-columns-repeated="16379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75</text:p>
          </table:table-cell>
          <table:table-cell table:number-columns-repeated="16379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0</text:p>
          </table:table-cell>
          <table:table-cell table:number-columns-repeated="16379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8</text:p>
          </table:table-cell>
          <table:table-cell table:number-columns-repeated="16379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25</text:p>
          </table:table-cell>
          <table:table-cell table:number-columns-repeated="16379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40</text:p>
          </table:table-cell>
          <table:table-cell table:number-columns-repeated="16379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46</text:p>
          </table:table-cell>
          <table:table-cell table:number-columns-repeated="16379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3</text:p>
          </table:table-cell>
          <table:table-cell table:number-columns-repeated="16379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09</text:p>
          </table:table-cell>
          <table:table-cell table:number-columns-repeated="16379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2</text:p>
          </table:table-cell>
          <table:table-cell table:number-columns-repeated="16379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2</text:p>
          </table:table-cell>
          <table:table-cell table:number-columns-repeated="16379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2</text:p>
          </table:table-cell>
          <table:table-cell table:number-columns-repeated="16379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50</text:p>
          </table:table-cell>
          <table:table-cell table:number-columns-repeated="16379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0</text:p>
          </table:table-cell>
          <table:table-cell table:number-columns-repeated="16379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19</text:p>
          </table:table-cell>
          <table:table-cell table:number-columns-repeated="16379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33</text:p>
          </table:table-cell>
          <table:table-cell table:number-columns-repeated="16379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1</text:p>
          </table:table-cell>
          <table:table-cell table:number-columns-repeated="16379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0</text:p>
          </table:table-cell>
          <table:table-cell table:number-columns-repeated="16379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15</text:p>
          </table:table-cell>
          <table:table-cell table:number-columns-repeated="16379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39</text:p>
          </table:table-cell>
          <table:table-cell table:number-columns-repeated="16379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5</text:p>
          </table:table-cell>
          <table:table-cell table:number-columns-repeated="16379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6</text:p>
          </table:table-cell>
          <table:table-cell table:number-columns-repeated="16379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6</text:p>
          </table:table-cell>
          <table:table-cell table:number-columns-repeated="16379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5</text:p>
          </table:table-cell>
          <table:table-cell table:number-columns-repeated="16379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50</text:p>
          </table:table-cell>
          <table:table-cell table:number-columns-repeated="16379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45</text:p>
          </table:table-cell>
          <table:table-cell table:number-columns-repeated="16379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18</text:p>
          </table:table-cell>
          <table:table-cell table:number-columns-repeated="16379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3</text:p>
          </table:table-cell>
          <table:table-cell table:number-columns-repeated="16379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834" table:style-name="ce1">
            <text:p>834</text:p>
          </table:table-cell>
          <table:table-cell table:number-columns-repeated="16380" table:style-name="ce1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03" table:style-name="ce1">
            <text:p>6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338" table:style-name="ce1">
            <text:p>2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430" table:style-name="ce1">
            <text:p>1430</text:p>
          </table:table-cell>
          <table:table-cell table:number-columns-repeated="16380" table:style-name="ce1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4</text:p>
          </table:table-cell>
          <table:table-cell table:number-columns-repeated="16379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3</text:p>
          </table:table-cell>
          <table:table-cell table:number-columns-repeated="16379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66</text:p>
          </table:table-cell>
          <table:table-cell table:number-columns-repeated="16379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32</text:p>
          </table:table-cell>
          <table:table-cell table:number-columns-repeated="16379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240" table:style-name="ce1">
            <text:p>2240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0</text:p>
          </table:table-cell>
          <table:table-cell table:number-columns-repeated="16379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21" table:style-name="ce1">
            <text:p>1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6</text:p>
          </table:table-cell>
          <table:table-cell table:number-columns-repeated="16379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910" table:style-name="ce1">
            <text:p>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3</text:p>
          </table:table-cell>
          <table:table-cell table:number-columns-repeated="16379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39</text:p>
          </table:table-cell>
          <table:table-cell table:number-columns-repeated="16379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5</text:p>
          </table:table-cell>
          <table:table-cell table:number-columns-repeated="16379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7</text:p>
          </table:table-cell>
          <table:table-cell table:number-columns-repeated="16379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98" table:style-name="ce1">
            <text:p>19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4</text:p>
          </table:table-cell>
          <table:table-cell table:number-columns-repeated="16379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2</text:p>
          </table:table-cell>
          <table:table-cell table:number-columns-repeated="16379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290" table:style-name="ce1">
            <text:p>1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80" table:style-name="ce1">
            <text:p>2380</text:p>
          </table:table-cell>
          <table:table-cell table:number-columns-repeated="16380" table:style-name="ce1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5</text:p>
          </table:table-cell>
          <table:table-cell table:number-columns-repeated="16379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3</text:p>
          </table:table-cell>
          <table:table-cell table:number-columns-repeated="16379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818" table:style-name="ce1">
            <text:p>818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112" table:style-name="ce1">
            <text:p>11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6</text:p>
          </table:table-cell>
          <table:table-cell table:number-columns-repeated="16379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163" table:style-name="ce1">
            <text:p>21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997" table:style-name="ce1">
            <text:p>997</text:p>
          </table:table-cell>
          <table:table-cell table:number-columns-repeated="16380" table:style-name="ce1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5</text:p>
          </table:table-cell>
          <table:table-cell table:number-columns-repeated="16379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3</text:p>
          </table:table-cell>
          <table:table-cell table:number-columns-repeated="16379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6</text:p>
          </table:table-cell>
          <table:table-cell table:number-columns-repeated="16379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09</text:p>
          </table:table-cell>
          <table:table-cell table:number-columns-repeated="16379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2</text:p>
          </table:table-cell>
          <table:table-cell table:number-columns-repeated="16379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0</text:p>
          </table:table-cell>
          <table:table-cell table:number-columns-repeated="16379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4</text:p>
          </table:table-cell>
          <table:table-cell table:number-columns-repeated="16379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3</text:p>
          </table:table-cell>
          <table:table-cell table:number-columns-repeated="16379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6</text:p>
          </table:table-cell>
          <table:table-cell table:number-columns-repeated="16379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5</text:p>
          </table:table-cell>
          <table:table-cell table:number-columns-repeated="16379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68</text:p>
          </table:table-cell>
          <table:table-cell table:number-columns-repeated="16379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2</text:p>
          </table:table-cell>
          <table:table-cell table:number-columns-repeated="16379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25</text:p>
          </table:table-cell>
          <table:table-cell table:number-columns-repeated="16379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9</text:p>
          </table:table-cell>
          <table:table-cell table:number-columns-repeated="16379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4</text:p>
          </table:table-cell>
          <table:table-cell table:number-columns-repeated="16379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17</text:p>
          </table:table-cell>
          <table:table-cell table:number-columns-repeated="16379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2</text:p>
          </table:table-cell>
          <table:table-cell table:number-columns-repeated="16379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0</text:p>
          </table:table-cell>
          <table:table-cell table:number-columns-repeated="16379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5</text:p>
          </table:table-cell>
          <table:table-cell table:number-columns-repeated="16379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2</text:p>
          </table:table-cell>
          <table:table-cell table:number-columns-repeated="16379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1</text:p>
          </table:table-cell>
          <table:table-cell table:number-columns-repeated="16379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44</text:p>
          </table:table-cell>
          <table:table-cell table:number-columns-repeated="16379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132" table:style-name="ce1">
            <text:p>11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839" table:style-name="ce1">
            <text:p>18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476" table:style-name="ce1">
            <text:p>14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320" table:style-name="ce1">
            <text:p>13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25" table:style-name="ce1">
            <text:p>5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 table:style-name="ce1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2</text:p>
          </table:table-cell>
          <table:table-cell table:number-columns-repeated="16379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1</text:p>
          </table:table-cell>
          <table:table-cell table:number-columns-repeated="16379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127" table:style-name="ce1">
            <text:p>1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1</text:p>
          </table:table-cell>
          <table:table-cell table:number-columns-repeated="16379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076" table:style-name="ce1">
            <text:p>20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032" table:style-name="ce1">
            <text:p>103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188" table:style-name="ce1">
            <text:p>2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207" table:style-name="ce1">
            <text:p>120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31" table:style-name="ce1">
            <text:p>133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2</text:p>
          </table:table-cell>
          <table:table-cell table:number-columns-repeated="16379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07</text:p>
          </table:table-cell>
          <table:table-cell table:number-columns-repeated="16379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2</text:p>
          </table:table-cell>
          <table:table-cell table:number-columns-repeated="16379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035" table:style-name="ce1">
            <text:p>1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11</text:p>
          </table:table-cell>
          <table:table-cell table:number-columns-repeated="16379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450" table:style-name="ce1">
            <text:p>14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7</text:p>
          </table:table-cell>
          <table:table-cell table:number-columns-repeated="16379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947" table:style-name="ce1">
            <text:p>947</text:p>
          </table:table-cell>
          <table:table-cell table:number-columns-repeated="16380" table:style-name="ce1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3</text:p>
          </table:table-cell>
          <table:table-cell table:number-columns-repeated="16379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679" table:style-name="ce1">
            <text:p>6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0</text:p>
          </table:table-cell>
          <table:table-cell table:number-columns-repeated="16379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7</text:p>
          </table:table-cell>
          <table:table-cell table:number-columns-repeated="16379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54</text:p>
          </table:table-cell>
          <table:table-cell table:number-columns-repeated="16379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15</text:p>
          </table:table-cell>
          <table:table-cell table:number-columns-repeated="16379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9</text:p>
          </table:table-cell>
          <table:table-cell table:number-columns-repeated="16379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8</text:p>
          </table:table-cell>
          <table:table-cell table:number-columns-repeated="16379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23</text:p>
          </table:table-cell>
          <table:table-cell table:number-columns-repeated="16379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36</text:p>
          </table:table-cell>
          <table:table-cell table:number-columns-repeated="16379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8</text:p>
          </table:table-cell>
          <table:table-cell table:number-columns-repeated="16379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6</text:p>
          </table:table-cell>
          <table:table-cell table:number-columns-repeated="16379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1</text:p>
          </table:table-cell>
          <table:table-cell table:number-columns-repeated="16379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400" table:style-name="ce1">
            <text:p>140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037" table:style-name="ce1">
            <text:p>20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703" table:style-name="ce1">
            <text:p>1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5</text:p>
          </table:table-cell>
          <table:table-cell table:number-columns-repeated="16379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21</text:p>
          </table:table-cell>
          <table:table-cell table:number-columns-repeated="16379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7</text:p>
          </table:table-cell>
          <table:table-cell table:number-columns-repeated="16379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62</text:p>
          </table:table-cell>
          <table:table-cell table:number-columns-repeated="16379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65</text:p>
          </table:table-cell>
          <table:table-cell table:number-columns-repeated="16379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0</text:p>
          </table:table-cell>
          <table:table-cell table:number-columns-repeated="16379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71</text:p>
          </table:table-cell>
          <table:table-cell table:number-columns-repeated="16379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5</text:p>
          </table:table-cell>
          <table:table-cell table:number-columns-repeated="16379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3</text:p>
          </table:table-cell>
          <table:table-cell table:number-columns-repeated="16379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84</text:p>
          </table:table-cell>
          <table:table-cell table:number-columns-repeated="16379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13</text:p>
          </table:table-cell>
          <table:table-cell table:number-columns-repeated="16379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6</text:p>
          </table:table-cell>
          <table:table-cell table:number-columns-repeated="16379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57</text:p>
          </table:table-cell>
          <table:table-cell table:number-columns-repeated="16379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3</text:p>
          </table:table-cell>
          <table:table-cell table:number-columns-repeated="16379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7</text:p>
          </table:table-cell>
          <table:table-cell table:number-columns-repeated="16379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00" table:style-name="ce1">
            <text:p>11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586" table:style-name="ce1">
            <text:p>586</text:p>
          </table:table-cell>
          <table:table-cell table:number-columns-repeated="16380" table:style-name="ce1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282" table:style-name="ce1">
            <text:p>22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221" table:style-name="ce1">
            <text:p>2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872" table:style-name="ce1">
            <text:p>8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649" table:style-name="ce1">
            <text:p>64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58" table:style-name="ce1">
            <text:p>1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974" table:style-name="ce1">
            <text:p>19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7</text:p>
          </table:table-cell>
          <table:table-cell table:number-columns-repeated="16379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89</text:p>
          </table:table-cell>
          <table:table-cell table:number-columns-repeated="16379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07" table:style-name="ce1">
            <text:p>13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23" table:style-name="ce1">
            <text:p>132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1</text:p>
          </table:table-cell>
          <table:table-cell table:number-columns-repeated="16379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9</text:p>
          </table:table-cell>
          <table:table-cell table:number-columns-repeated="16379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4</text:p>
          </table:table-cell>
          <table:table-cell table:number-columns-repeated="16379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8</text:p>
          </table:table-cell>
          <table:table-cell table:number-columns-repeated="16379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58" table:style-name="ce1">
            <text:p>2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748" table:style-name="ce1">
            <text:p>74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33</text:p>
          </table:table-cell>
          <table:table-cell table:number-columns-repeated="16379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38</text:p>
          </table:table-cell>
          <table:table-cell table:number-columns-repeated="16379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696" table:style-name="ce1">
            <text:p>696</text:p>
          </table:table-cell>
          <table:table-cell table:number-columns-repeated="16380" table:style-name="ce1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94</text:p>
          </table:table-cell>
          <table:table-cell table:number-columns-repeated="16379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2</text:p>
          </table:table-cell>
          <table:table-cell table:number-columns-repeated="16379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035" table:style-name="ce1">
            <text:p>2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2</text:p>
          </table:table-cell>
          <table:table-cell table:number-columns-repeated="16379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9</text:p>
          </table:table-cell>
          <table:table-cell table:number-columns-repeated="16379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4</text:p>
          </table:table-cell>
          <table:table-cell table:number-columns-repeated="16379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57</text:p>
          </table:table-cell>
          <table:table-cell table:number-columns-repeated="16379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42</text:p>
          </table:table-cell>
          <table:table-cell table:number-columns-repeated="16379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15</text:p>
          </table:table-cell>
          <table:table-cell table:number-columns-repeated="16379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7</text:p>
          </table:table-cell>
          <table:table-cell table:number-columns-repeated="16379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1</text:p>
          </table:table-cell>
          <table:table-cell table:number-columns-repeated="16379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9</text:p>
          </table:table-cell>
          <table:table-cell table:number-columns-repeated="16379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02" table:style-name="ce1">
            <text:p>130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3</text:p>
          </table:table-cell>
          <table:table-cell table:number-columns-repeated="16379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2</text:p>
          </table:table-cell>
          <table:table-cell table:number-columns-repeated="16379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18" table:style-name="ce1">
            <text:p>61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0</text:p>
          </table:table-cell>
          <table:table-cell table:number-columns-repeated="16379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61" table:style-name="ce1">
            <text:p>66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0</text:p>
          </table:table-cell>
          <table:table-cell table:number-columns-repeated="16379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7</text:p>
          </table:table-cell>
          <table:table-cell table:number-columns-repeated="16379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4</text:p>
          </table:table-cell>
          <table:table-cell table:number-columns-repeated="16379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1</text:p>
          </table:table-cell>
          <table:table-cell table:number-columns-repeated="16379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8</text:p>
          </table:table-cell>
          <table:table-cell table:number-columns-repeated="16379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7</text:p>
          </table:table-cell>
          <table:table-cell table:number-columns-repeated="16379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08</text:p>
          </table:table-cell>
          <table:table-cell table:number-columns-repeated="16379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6</text:p>
          </table:table-cell>
          <table:table-cell table:number-columns-repeated="16379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9</text:p>
          </table:table-cell>
          <table:table-cell table:number-columns-repeated="16379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43</text:p>
          </table:table-cell>
          <table:table-cell table:number-columns-repeated="16379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14</text:p>
          </table:table-cell>
          <table:table-cell table:number-columns-repeated="16379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7</text:p>
          </table:table-cell>
          <table:table-cell table:number-columns-repeated="16379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332" table:style-name="ce1">
            <text:p>13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72" table:style-name="ce1">
            <text:p>67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929" table:style-name="ce1">
            <text:p>92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565" table:style-name="ce1">
            <text:p>5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684" table:style-name="ce1">
            <text:p>68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910" table:style-name="ce1">
            <text:p>1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051" table:style-name="ce1">
            <text:p>20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0" table:style-name="ce1">
            <text:p>2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377" table:style-name="ce1">
            <text:p>137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35" table:style-name="ce1">
            <text:p>1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9</text:p>
          </table:table-cell>
          <table:table-cell table:number-columns-repeated="16379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48" table:style-name="ce1">
            <text:p>11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645" table:style-name="ce1">
            <text:p>6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914" table:style-name="ce1">
            <text:p>9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74" table:style-name="ce1">
            <text:p>1174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073" table:style-name="ce1">
            <text:p>20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930" table:style-name="ce1">
            <text:p>93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906" table:style-name="ce1">
            <text:p>190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053" table:style-name="ce1">
            <text:p>2053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127" table:style-name="ce1">
            <text:p>2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6</text:p>
          </table:table-cell>
          <table:table-cell table:number-columns-repeated="16379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0</text:p>
          </table:table-cell>
          <table:table-cell table:number-columns-repeated="16379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140" table:style-name="ce1">
            <text:p>214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736" table:style-name="ce1">
            <text:p>736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1</text:p>
          </table:table-cell>
          <table:table-cell table:number-columns-repeated="16379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26" table:style-name="ce1">
            <text:p>20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088" table:style-name="ce1">
            <text:p>208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9</text:p>
          </table:table-cell>
          <table:table-cell table:number-columns-repeated="16379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16</text:p>
          </table:table-cell>
          <table:table-cell table:number-columns-repeated="16379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233" table:style-name="ce1">
            <text:p>223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7</text:p>
          </table:table-cell>
          <table:table-cell table:number-columns-repeated="16379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3</text:p>
          </table:table-cell>
          <table:table-cell table:number-columns-repeated="16379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19" table:style-name="ce1">
            <text:p>131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923" table:style-name="ce1">
            <text:p>1923</text:p>
          </table:table-cell>
          <table:table-cell table:number-columns-repeated="16380" table:style-name="ce1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2</text:p>
          </table:table-cell>
          <table:table-cell table:number-columns-repeated="16379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02</text:p>
          </table:table-cell>
          <table:table-cell table:number-columns-repeated="16379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88</text:p>
          </table:table-cell>
          <table:table-cell table:number-columns-repeated="16379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2</text:p>
          </table:table-cell>
          <table:table-cell table:number-columns-repeated="16379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4</text:p>
          </table:table-cell>
          <table:table-cell table:number-columns-repeated="16379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7</text:p>
          </table:table-cell>
          <table:table-cell table:number-columns-repeated="16379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97</text:p>
          </table:table-cell>
          <table:table-cell table:number-columns-repeated="16379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9</text:p>
          </table:table-cell>
          <table:table-cell table:number-columns-repeated="16379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3</text:p>
          </table:table-cell>
          <table:table-cell table:number-columns-repeated="16379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2</text:p>
          </table:table-cell>
          <table:table-cell table:number-columns-repeated="16379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1</text:p>
          </table:table-cell>
          <table:table-cell table:number-columns-repeated="16379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71</text:p>
          </table:table-cell>
          <table:table-cell table:number-columns-repeated="16379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79</text:p>
          </table:table-cell>
          <table:table-cell table:number-columns-repeated="16379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44</text:p>
          </table:table-cell>
          <table:table-cell table:number-columns-repeated="16379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62</text:p>
          </table:table-cell>
          <table:table-cell table:number-columns-repeated="16379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0</text:p>
          </table:table-cell>
          <table:table-cell table:number-columns-repeated="16379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8</text:p>
          </table:table-cell>
          <table:table-cell table:number-columns-repeated="16379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5</text:p>
          </table:table-cell>
          <table:table-cell table:number-columns-repeated="16379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4</text:p>
          </table:table-cell>
          <table:table-cell table:number-columns-repeated="16379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9</text:p>
          </table:table-cell>
          <table:table-cell table:number-columns-repeated="16379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5</text:p>
          </table:table-cell>
          <table:table-cell table:number-columns-repeated="16379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1</text:p>
          </table:table-cell>
          <table:table-cell table:number-columns-repeated="16379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98</text:p>
          </table:table-cell>
          <table:table-cell table:number-columns-repeated="16379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58" table:style-name="ce1">
            <text:p>1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25" table:style-name="ce1">
            <text:p>1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703" table:style-name="ce1">
            <text:p>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452" table:style-name="ce1">
            <text:p>1452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398" table:style-name="ce1">
            <text:p>13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1" table:style-name="ce1">
            <text:p>19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0</text:p>
          </table:table-cell>
          <table:table-cell table:number-columns-repeated="16379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98</text:p>
          </table:table-cell>
          <table:table-cell table:number-columns-repeated="16379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1</text:p>
          </table:table-cell>
          <table:table-cell table:number-columns-repeated="16379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16</text:p>
          </table:table-cell>
          <table:table-cell table:number-columns-repeated="16379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6</text:p>
          </table:table-cell>
          <table:table-cell table:number-columns-repeated="16379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17</text:p>
          </table:table-cell>
          <table:table-cell table:number-columns-repeated="16379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204" table:style-name="ce1">
            <text:p>2204</text:p>
          </table:table-cell>
          <table:table-cell table:number-columns-repeated="16380" table:style-name="ce1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676" table:style-name="ce1">
            <text:p>6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067" table:style-name="ce1">
            <text:p>206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195" table:style-name="ce1">
            <text:p>119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85" table:style-name="ce1">
            <text:p>13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52" table:style-name="ce1">
            <text:p>1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847" table:style-name="ce1">
            <text:p>8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211" table:style-name="ce1">
            <text:p>1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704" table:style-name="ce1">
            <text:p>704</text:p>
          </table:table-cell>
          <table:table-cell table:number-columns-repeated="16380" table:style-name="ce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04" table:style-name="ce1">
            <text:p>1304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9</text:p>
          </table:table-cell>
          <table:table-cell table:number-columns-repeated="16379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8</text:p>
          </table:table-cell>
          <table:table-cell table:number-columns-repeated="16379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611" table:style-name="ce1">
            <text:p>6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6</text:p>
          </table:table-cell>
          <table:table-cell table:number-columns-repeated="16379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44</text:p>
          </table:table-cell>
          <table:table-cell table:number-columns-repeated="16379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37" table:style-name="ce1">
            <text:p>21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325" table:style-name="ce1">
            <text:p>2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75</text:p>
          </table:table-cell>
          <table:table-cell table:number-columns-repeated="16379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5</text:p>
          </table:table-cell>
          <table:table-cell table:number-columns-repeated="16379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4</text:p>
          </table:table-cell>
          <table:table-cell table:number-columns-repeated="16379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3</text:p>
          </table:table-cell>
          <table:table-cell table:number-columns-repeated="16379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1047360" table:style-name="ro2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 table:style-name="ce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 table:style-name="ce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 table:style-name="ce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 table:style-name="ce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 table:style-name="ce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 table:style-name="ce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 table:style-name="ce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 table:style-name="ce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 table:style-name="ce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 table:style-name="ce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496871" table:style-name="ce1">
            <text:p>4968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03995" table:style-name="ce1">
            <text:p>503995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08549" table:style-name="ce1">
            <text:p>90854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05116" table:style-name="ce1">
            <text:p>20511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4640" table:style-name="ce1">
            <text:p>646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32360" table:style-name="ce1">
            <text:p>13236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20569" table:style-name="ce1">
            <text:p>62056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75235" table:style-name="ce1">
            <text:p>27523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16853" table:style-name="ce1">
            <text:p>71685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79988" table:style-name="ce1">
            <text:p>37998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69874" table:style-name="ce1">
            <text:p>46987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24388" table:style-name="ce1">
            <text:p>72438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96925" table:style-name="ce1">
            <text:p>5969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11448" table:style-name="ce1">
            <text:p>21144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62333" table:style-name="ce1">
            <text:p>8623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49292" table:style-name="ce1">
            <text:p>74929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30328" table:style-name="ce1">
            <text:p>33032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27961" table:style-name="ce1">
            <text:p>327961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911464" table:style-name="ce1">
            <text:p>91146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9806" table:style-name="ce1">
            <text:p>8980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07410" table:style-name="ce1">
            <text:p>4074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55394" table:style-name="ce1">
            <text:p>2553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67098" table:style-name="ce1">
            <text:p>56709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4887" table:style-name="ce1">
            <text:p>74488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87684" table:style-name="ce1">
            <text:p>88768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61234" table:style-name="ce1">
            <text:p>76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5333" table:style-name="ce1">
            <text:p>4533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34771" table:style-name="ce1">
            <text:p>7347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82400" table:style-name="ce1">
            <text:p>1824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04944" table:style-name="ce1">
            <text:p>30494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97891" table:style-name="ce1">
            <text:p>69789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26273" table:style-name="ce1">
            <text:p>32627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27464" table:style-name="ce1">
            <text:p>127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94880" table:style-name="ce1">
            <text:p>59488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10523" table:style-name="ce1">
            <text:p>61052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02351" table:style-name="ce1">
            <text:p>50235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62090" table:style-name="ce1">
            <text:p>36209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72681" table:style-name="ce1">
            <text:p>87268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9520" table:style-name="ce1">
            <text:p>65952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49272" table:style-name="ce1">
            <text:p>24927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80387" table:style-name="ce1">
            <text:p>580387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8961" table:style-name="ce1">
            <text:p>1896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55110" table:style-name="ce1">
            <text:p>1551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78391" table:style-name="ce1">
            <text:p>77839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65094" table:style-name="ce1">
            <text:p>1650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93116" table:style-name="ce1">
            <text:p>69311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41656" table:style-name="ce1">
            <text:p>24165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76735" table:style-name="ce1">
            <text:p>776735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22100" table:style-name="ce1">
            <text:p>72210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57419" table:style-name="ce1">
            <text:p>65741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74246" table:style-name="ce1">
            <text:p>57424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19859" table:style-name="ce1">
            <text:p>81985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84072" table:style-name="ce1">
            <text:p>38407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38097" table:style-name="ce1">
            <text:p>93809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4563" table:style-name="ce1">
            <text:p>5456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81234" table:style-name="ce1">
            <text:p>58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66830" table:style-name="ce1">
            <text:p>26683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6046" table:style-name="ce1">
            <text:p>4604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29412" table:style-name="ce1">
            <text:p>72941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19363" table:style-name="ce1">
            <text:p>219363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17267" table:style-name="ce1">
            <text:p>217267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99691" table:style-name="ce1">
            <text:p>29969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57117" table:style-name="ce1">
            <text:p>35711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54954" table:style-name="ce1">
            <text:p>35495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44436" table:style-name="ce1">
            <text:p>54443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47688" table:style-name="ce1">
            <text:p>2476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34669" table:style-name="ce1">
            <text:p>33466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3468" table:style-name="ce1">
            <text:p>99346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68868" table:style-name="ce1">
            <text:p>26886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45795" table:style-name="ce1">
            <text:p>44579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43660" table:style-name="ce1">
            <text:p>34366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43347" table:style-name="ce1">
            <text:p>74334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09026" table:style-name="ce1">
            <text:p>90902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29954" table:style-name="ce1">
            <text:p>12995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87449" table:style-name="ce1">
            <text:p>48744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5665" table:style-name="ce1">
            <text:p>45665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81740" table:style-name="ce1">
            <text:p>98174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73167" table:style-name="ce1">
            <text:p>77316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8013" table:style-name="ce1">
            <text:p>65801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56229" table:style-name="ce1">
            <text:p>6562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2950" table:style-name="ce1">
            <text:p>99295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85563" table:style-name="ce1">
            <text:p>18556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35163" table:style-name="ce1">
            <text:p>735163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98898" table:style-name="ce1">
            <text:p>19889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70733" table:style-name="ce1">
            <text:p>5707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03520" table:style-name="ce1">
            <text:p>10352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1525" table:style-name="ce1">
            <text:p>815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8048" table:style-name="ce1">
            <text:p>96804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944494" table:style-name="ce1">
            <text:p>94449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66156" table:style-name="ce1">
            <text:p>96615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55129" table:style-name="ce1">
            <text:p>15512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66060" table:style-name="ce1">
            <text:p>56606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17143" table:style-name="ce1">
            <text:p>31714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15533" table:style-name="ce1">
            <text:p>1155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21330" table:style-name="ce1">
            <text:p>82133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22796" table:style-name="ce1">
            <text:p>82279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Telefonata.A1:Telefonata.F501" table:display-filter-buttons="true">
          <table:sort>
            <table:sort-by table:field-number="1"/>
          </table:sort>
        </table:database-range>
        <table:database-range table:target-range-address="ContrattoTelefonico.A1:ContrattoTelefonico.E1202" table:display-filter-buttons="true">
          <table:sort>
            <table:sort-by table:field-number="1"/>
          </table:sort>
        </table:database-range>
        <table:database-range table:target-range-address="SIMDisattiva.A1:SIMDisattiva.E20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14:37:54Z</dc:date>
    <meta:editing-duration>PT0S</meta:editing-duration>
  </office:meta>
</office:document-meta>
</file>